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15736111111111cm" style:use-optimal-column-width="true"/>
    </style:style>
    <style:style style:name="co2" style:family="table-column">
      <style:table-column-properties fo:break-before="auto" style:column-width="2.13430555555556cm" style:use-optimal-column-width="true"/>
    </style:style>
    <style:style style:name="co3" style:family="table-column">
      <style:table-column-properties fo:break-before="auto" style:column-width="1.56986111111111cm" style:use-optimal-column-width="true"/>
    </style:style>
    <style:style style:name="co4" style:family="table-column">
      <style:table-column-properties fo:break-before="auto" style:column-width="2.98097222222222cm" style:use-optimal-column-width="true"/>
    </style:style>
    <style:style style:name="co5" style:family="table-column">
      <style:table-column-properties fo:break-before="auto" style:column-width="3.89819444444444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Hung Truong</text:p>
          </table:table-cell>
          <table:table-cell office:value-type="float" office:value="147779193" table:style-name="ce1">
            <text:p>14777919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ptimization Level</text:p>
          </table:table-cell>
          <table:table-cell office:value-type="string" table:style-name="ce1">
            <text:p>Base (Serial)</text:p>
          </table:table-cell>
          <table:table-cell office:value-type="string" table:style-name="ce1">
            <text:p>OpenMP</text:p>
          </table:table-cell>
          <table:table-cell office:value-type="string" table:style-name="ce1">
            <text:p>Loop Interchange</text:p>
          </table:table-cell>
          <table:table-cell office:value-type="string" table:style-name="ce1">
            <text:p>OpenMP + Interchang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d</text:p>
          </table:table-cell>
          <table:table-cell office:value-type="float" office:value="185.703" table:style-name="ce1">
            <text:p>185.703</text:p>
          </table:table-cell>
          <table:table-cell office:value-type="float" office:value="24.003" table:style-name="ce1">
            <text:p>24.003</text:p>
          </table:table-cell>
          <table:table-cell office:value-type="float" office:value="21.35" table:style-name="ce1">
            <text:p>21.35</text:p>
          </table:table-cell>
          <table:table-cell office:value-type="float" office:value="3.0920000000000001" table:style-name="ce1">
            <text:p>3.0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1</text:p>
          </table:table-cell>
          <table:table-cell office:value-type="float" office:value="6.5579999999999998" table:style-name="ce1">
            <text:p>6.558</text:p>
          </table:table-cell>
          <table:table-cell office:value-type="float" office:value="10.96" table:style-name="ce1">
            <text:p>10.96</text:p>
          </table:table-cell>
          <table:table-cell office:value-type="float" office:value="5.9409999999999998" table:style-name="ce1">
            <text:p>5.941</text:p>
          </table:table-cell>
          <table:table-cell office:value-type="float" office:value="0.85399999999999998" table:style-name="ce1">
            <text:p>0.8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2</text:p>
          </table:table-cell>
          <table:table-cell office:value-type="float" office:value="6.4470000000000001" table:style-name="ce1">
            <text:p>6.447</text:p>
          </table:table-cell>
          <table:table-cell office:value-type="float" office:value="6.8789999999999996" table:style-name="ce1">
            <text:p>6.879</text:p>
          </table:table-cell>
          <table:table-cell office:value-type="float" office:value="5.9640000000000004" table:style-name="ce1">
            <text:p>5.964</text:p>
          </table:table-cell>
          <table:table-cell office:value-type="float" office:value="0.83699999999999997" table:style-name="ce1">
            <text:p>0.837</text:p>
          </table:table-cell>
          <table:table-cell table:number-columns-repeated="16379"/>
        </table:table-row>
        <table:table-row table:style-name="ro1">
          <table:table-cell table:style-name="ce1">
            <draw:frame draw:z-index="1" draw:id="id0" draw:style-name="a0" draw:name="Chart 1" svg:x="0.03472in" svg:y="0.05208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Hung Truong</meta:initial-creator>
    <dc:creator>Hung Truong</dc:creator>
    <meta:creation-date>2021-06-09T17:46:25Z</meta:creation-date>
    <dc:date>2021-06-12T05:00:46Z</dc:date>
    <meta:print-date>2021-06-11T18:15:40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solid" draw:fill-color="#ffffff" draw:opacity="100%" draw:stroke="solid" svg:stroke-width="0.01042in" svg:stroke-color="#4472c4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Matrix Multiply (Smaller is better)</text:p>
        </chart:title>
        <chart:legend svg:x="253.3932283464567pt" svg:y="38.09pt" chart:style-name="Lgnd"/>
        <chart:plot-area svg:x="26.20496062992126pt" svg:y="37.09pt" svg:width="322.7949606299212pt" svg:height="152.7049606299213pt" chart:style-name="Plt0">
          <chart:axis chart:dimension="y" chart:name="primary-y" chart:style-name="Axs0">
            <chart:title chart:style-name="AT00">
              <text:p text:style-name="a1" text:class-names="" text:cond-style-name="">Execution Time (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Optimization Level</text:p>
            </chart:title>
            <chart:categories table:cell-range-address="Sheet1.$A$3:.$A$5"/>
          </chart:axis>
          <chart:series chart:label-cell-address="Sheet1.$B$2" chart:values-cell-range-address="Sheet1.$B$3:.$B$5" chart:class="chart:bar" chart:attached-axis="primary-y" chart:style-name="G0S0">
            <chart:data-point chart:repeated="3"/>
          </chart:series>
          <chart:series chart:label-cell-address="Sheet1.$C$2" chart:values-cell-range-address="Sheet1.$C$3:.$C$5" chart:class="chart:bar" chart:attached-axis="primary-y" chart:style-name="G0S1">
            <chart:data-point chart:repeated="3"/>
          </chart:series>
          <chart:series chart:label-cell-address="Sheet1.$D$2" chart:values-cell-range-address="Sheet1.$D$3:.$D$5" chart:class="chart:bar" chart:attached-axis="primary-y" chart:style-name="G0S2">
            <chart:data-point chart:repeated="3"/>
          </chart:series>
          <chart:series chart:label-cell-address="Sheet1.$E$2" chart:values-cell-range-address="Sheet1.$E$3:.$E$5" chart:class="chart:bar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